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office:value-type="float" office:value="51">
            <text:p>51</text:p>
          </table:table-cell>
          <table:table-cell table:formula="of:=5*[.B1]-200" office:value-type="float" office:value="55">
            <text:p>55</text:p>
          </table:table-cell>
          <table:table-cell table:formula="of:=1083/25" office:value-type="float" office:value="43.32">
            <text:p>43.32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5*[.B2]-200" office:value-type="float" office:value="45">
            <text:p>45</text:p>
          </table:table-cell>
          <table:table-cell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5*[.B3]-200"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5*[.B4]-200"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5*[.B5]-200"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5*[.B6]-200"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5*[.B7]-200"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5*[.B8]-200"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5*[.B9]-200"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5*[.B10]-200"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5*[.B11]-200" office:value-type="float" office:value="35">
            <text:p>35</text:p>
          </table:table-cell>
          <table:table-cell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5*[.B12]-200" office:value-type="float" office:value="55">
            <text:p>55</text:p>
          </table:table-cell>
          <table:table-cell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5*[.B13]-200" office:value-type="float" office:value="45">
            <text:p>45</text:p>
          </table:table-cell>
          <table:table-cell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5*[.B14]-200" office:value-type="float" office:value="45">
            <text:p>45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5*[.B15]-200" office:value-type="float" office:value="40">
            <text:p>40</text:p>
          </table:table-cell>
          <table:table-cell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5*[.B16]-200" office:value-type="float" office:value="35">
            <text:p>35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5*[.B17]-200"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5*[.B18]-200"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5*[.B19]-200"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5*[.B20]-200"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5*[.B21]-200"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5*[.B22]-200"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5*[.B23]-200"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5*[.B24]-200" office:value-type="float" office:value="10">
            <text:p>1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3/14/2016</text:date>, <text:time>21:2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3-14T08:36:49.85</meta:creation-date>
    <dc:date>2016-03-14T21:22:50.79</dc:date>
    <dc:creator>James Lombardi</dc:creator>
    <meta:editing-duration>PT1H59M6S</meta:editing-duration>
    <meta:editing-cycles>3</meta:editing-cycles>
    <meta:generator>OpenOffice/4.1.0$Win32 OpenOffice.org_project/410m18$Build-9764</meta:generator>
    <meta:document-statistic meta:table-count="3" meta:cell-count="49" meta:object-count="0"/>
  </office:meta>
</office:document-meta>
</file>